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1pt" fo:language="en" fo:country="US" fo:font-weight="bold" style:font-size-asian="21pt" style:font-weight-asian="bold" style:font-size-complex="21pt" style:font-weight-complex="bold"/>
    </style:style>
    <style:style style:name="P2" style:family="paragraph" style:parent-style-name="Standard">
      <style:paragraph-properties fo:text-align="start" style:justify-single-word="false"/>
      <style:text-properties fo:font-size="11pt" fo:language="en" fo:country="US" fo:font-weight="normal" style:font-size-asian="9.60000038146973pt" style:font-weight-asian="normal" style:font-size-complex="11pt" style:font-weight-complex="normal"/>
    </style:style>
    <style:style style:name="P3" style:family="paragraph" style:parent-style-name="Standard" style:list-style-name="L1">
      <style:paragraph-properties fo:text-align="start" style:justify-single-word="false"/>
      <style:text-properties fo:font-size="11pt" fo:language="en" fo:country="US" fo:font-weight="bold" style:font-size-asian="9.60000038146973pt" style:font-weight-asian="bold" style:font-size-complex="11pt" style:font-weight-complex="bold"/>
    </style:style>
    <style:style style:name="P4" style:family="paragraph" style:parent-style-name="Standard" style:list-style-name="L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ize="11pt" fo:language="en" fo:country="US" fo:font-weight="bold" style:font-size-asian="9.60000038146973pt" style:font-weight-asian="bold" style:font-size-complex="11pt" style:font-weight-complex="bold"/>
    </style:style>
    <style:style style:name="T3" style:family="text">
      <style:text-properties fo:font-size="11pt" fo:language="en" fo:country="US" fo:font-weight="normal" style:font-size-asian="9.60000038146973pt" style:font-weight-asian="normal" style:font-size-complex="11pt"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text:p>
      <text:p text:style-name="P1"/>
      <text:p text:style-name="P2">The final program that the client is going to receive has been developed up to a satisfactory standard from mine, and the clients point of view. I had followed all of the requirements that the client had requested and ensured that each one was completed with a satisfactory standard. The current game mechanics follow the same style as they where initially planned to be, the game still is a “Mario like platformer” but with it's own unique niche. The client how ever didn't give me as much of a background on the game as I'd like to have been given to make the game exactly the way they want it to be, instead the client allowed me to add my own creative aspect to the whole thing and my own personal touch. This is a good technique to keep a developer happy, but it also is a disaster for distractions.</text:p>
      <text:p text:style-name="P2"/>
      <text:p text:style-name="P2">As this was quite a large project, a fully working game. It also took some time to create, with that would also come quite a lot of bugs. There where quite a few problems that occurred throughout the development stage and took some thinking to figure out how to fix. These problems include, but are not limited:</text:p>
      <text:list xml:id="list2167287868" text:style-name="L1">
        <text:list-item>
          <text:p text:style-name="P4"><text:span text:style-name="T2">High scores</text:span><text:span text:style-name="T3"> – The high scores where tricky to implement from the start, but what made it worse was that I had to order them from highest to lowest, in real time. This means that I had to load, save, order, render and update all at the same time to be able to give the best effect to the user. As you can see now I managed to fix this issue and the high scores screen is working as fluid as possible. The way I did it was when the user wants to look at the high scores, a series of actions happen, these actions include reading a string from a file, formatting the string to make sure the computer is able to understand the variable, from the variables an object is created. This object then is placed in array which is Comparable. After all slots in the array have been filled the method Arrays.sort(obj) is called to sort the array, making all the scores ordered. From there the scores are simply drawn on the screen and the player is able to enjoy the scores.</text:span></text:p>
        </text:list-item>
        <text:list-item>
          <text:p text:style-name="P3">World generation –<text:span text:style-name="T1"> The world generation was also a challenge to implement as usually the generation of worlds is done using very complex algorithms like Perlin noise, these algorithms would be able to generate terrain with significant relevance to a real world landscape. How ever I wasn't interested in generating a world like landscape, instead I was interested in generating obstacles for the player to get stuck on and lose valuable time. For this I simply used a random number call, if the number that was randomly generated was greater than a specific value then a tower of again, a random value be created. If the tower created was larger than the height of the players ability to jump, then a tower, half the size of the original one would be generated just to the left of the new tower, this would serve as a stepping stone to jump over the larger tower for the player. If this operation is run twice though the whole world, it generates unique maps every time. It would be very difficult to generate the exact same map twice in one game.</text:span></text:p>
        </text:list-item>
        <text:list-item>
          <text:p text:style-name="P3">Animation<text:span text:style-name="T1"> – Animation was a very important feature of the game as it would give the appearance of the player actually moving. This means that without animation the player would simply seem to be gliding across the map. The way animation is done is quite simple, how ever it isn't 100% fault proof. Every game tick, the index of the animation is increased, making the animation simply move forward. In my case the animation is just images in array, stored and looping through, and every tick, the texture of the current index is set. These two things work in synergy with each other. The method setTextutre from player class is called with the parameters animation.getCurrent, incrementing the animation buffer, and setting the texture in one line. As previously said, animation is frame dependent, which means that if someone with an extremely low frame rate is playing, the animation is going to be very poorly projected. This is another bug that should be fixed. How ever it's not something that could be easily done as for someone with a very low frame rate the game is still going to look quite bad and make Animation the least of their worries.</text:span></text:p>
        </text:list-item>
        <text:list-item>
          <text:p text:style-name="P3">Map functionality in the Game screen –<text:span text:style-name="T1"> Creating an actual working progress bar was difficult, how ever it wasn't the largest thing I've had to write, the algorithm for both the wall label, and player label ended up in just two lines (less than 100 characters too!). The initial idea was to show how far in relation to the wall and the finish line the player was actually at, from that it simply evolved to being a progress bar for both player and wall. What I simply did was take into consideration the “path” line's dimensions (</text:span><text:span text:style-name="T4">only the width and the y location</text:span><text:span text:style-name="T1">) and place both Wall and Player labels on it. The way I made them actually move was to get their current World coordinate (different from rendering coordinates, as each value is TILE_SIZE(in game variable) large) and divide the </text:span><text:soft-page-break/><text:span text:style-name="T1">maximum wold width with the current world coordinate of the player / wall. So the equation would have been: “ratio = currentWorldCoordinate / maxWorldWidth”. The ratio value would be the most important thing in this equation, as using it, I'd be able to determine where on the line path the label is going to be located at. This applies for both Player and World labels.</text:span></text:p>
        </text:list-item>
        <text:list-item>
          <text:p text:style-name="P3">Physics<text:span text:style-name="T1"> – I think it's safe to say the the game physics aren't the best that they could be. This is simply because that these physics are frame based, and rely on only the current situations. This causes objects to sometimes skip certain obstacles, and allows player to kind of “glitch” from location to location. It does not predict the next player location, or try to guess, it simply checks if the player is in a certain location or not. That's it. The way I could improve this furthermore is to create a way to get the player speed, and the current location, and try to guess the next location, then follow the path and check if there are any obstacles. All this would have needed to be done in a single frame and could potentially cause performance issues. That and it was very time consuming.</text:span></text:p>
        </text:list-item>
        <text:list-item>
          <text:p text:style-name="P3">View switching and buttons<text:span text:style-name="T1"> – There was quite an important problem with views and buttons, where <text:s/>when a person clicked the a button to go to a new view, it would also activate the next button directly under the mouse, causing “double view switching”. The way I fixed this was to simply not render buttons in the same location in different views. One example of this can be seen in the High scores to <text:s/>main menu, where the back button in High scores was initially at the top left hand side of the screen, when clicked it would activate the button, and the Play button of the Main menu screen, causing problems for the user. It is now located at the bottom left hand side of the High scores scre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ex </meta:initial-creator>
    <meta:creation-date>2014-04-14T13:53:30</meta:creation-date>
    <dc:date>2014-04-14T15:19:24</dc:date>
    <dc:creator>apex </dc:creator>
    <meta:editing-duration>PT10M3S</meta:editing-duration>
    <meta:editing-cycles>1</meta:editing-cycles>
    <meta:document-statistic meta:table-count="0" meta:image-count="0" meta:object-count="0" meta:page-count="2" meta:paragraph-count="9" meta:word-count="1267" meta:character-count="6943" meta:non-whitespace-character-count="5689"/>
    <meta:generator>LibreOffice/3.5$Linux_X86_64 LibreOffice_project/350m1$Build-2</meta:generator>
  </office:meta>
</office:document-meta>
</file>